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70db" officeooo:paragraph-rsid="00176979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1c85" officeooo:paragraph-rsid="00191c85" style:font-size-asian="12pt" style:font-size-complex="12pt"/>
    </style:style>
    <style:style style:name="T1" style:family="text">
      <style:text-properties officeooo:rsid="001769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lderquellen</text:p>
      <text:p text:style-name="P1"><text:a xlink:type="simple" xlink:href="https://de.statista.com/statistik/daten/studie/217457/umfrage/anteil-mobiler-endgeraete-an-allen-seitenaufrufen-weltweit/" text:style-name="Internet_20_link" text:visited-style-name="Visited_20_Internet_20_Link"/></text:p>
      <text:p text:style-name="P1"><text:a xlink:type="simple" xlink:href="https://de.statista.com/statistik/daten/studie/217457/umfrage/anteil-mobiler-endgeraete-an-allen-seitenaufrufen-weltweit/" text:style-name="Internet_20_link" text:visited-style-name="Visited_20_Internet_20_Link">https://de.statista.com/statistik/daten/studie/217457/umfrage/anteil-mobiler-endgeraete-an-allen-seitenaufrufen-weltweit/</text:a></text:p>
      <text:p text:style-name="P1">23.06.2017 um 13:17 Uhr</text:p>
      <text:p text:style-name="P1">Stand Januar 2017 Statista</text:p>
      <text:p text:style-name="P1"/>
      <text:p text:style-name="P1"><text:a xlink:type="simple" xlink:href="http://gs.statcounter.com/platform-market-share/desktop-mobile-tablet/germany" text:style-name="Internet_20_link" text:visited-style-name="Visited_20_Internet_20_Link">http://gs.statcounter.com/platform-market-share/desktop-mobile-tablet/germany</text:a></text:p>
      <text:p text:style-name="P1">23.06.2017 13:00 Uhr</text:p>
      <text:p text:style-name="P1">Stand Mai 2017 StatCoun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8:56:44.190353213</meta:creation-date>
    <dc:date>2017-10-02T08:57:38.131058251</dc:date>
    <meta:editing-duration>PT55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7" meta:word-count="18" meta:character-count="306" meta:non-whitespace-character-count="295"/>
  </office:meta>
</office:document-meta>
</file>